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fo:min-height="1.67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99" draw:textarea-horizontal-align="justify" draw:textarea-vertical-align="middle" draw:auto-grow-height="false"/>
    </style:style>
    <style:style style:name="gr7" style:family="graphic" style:parent-style-name="standard">
      <style:graphic-properties draw:fill="solid" draw:fill-color="#ffff99" draw:textarea-horizontal-align="justify" draw:textarea-vertical-align="middle" draw:auto-grow-height="false"/>
    </style:style>
    <style:style style:name="gr8" style:family="graphic" style:parent-style-name="standard">
      <style:graphic-properties svg:stroke-color="#0066cc" draw:fill="solid" draw:fill-color="#0066cc" draw:textarea-vertical-align="middle" draw:auto-grow-height="false" fo:min-height="0cm" fo:min-width="0cm"/>
    </style:style>
    <style:style style:name="gr9" style:family="graphic" style:parent-style-name="standard">
      <style:graphic-properties draw:fill="solid" draw:fill-color="#ff0000" draw:textarea-vertical-align="middle" draw:auto-grow-height="false" fo:min-height="0cm" fo:min-width="0cm"/>
    </style:style>
    <style:style style:name="gr10" style:family="graphic" style:parent-style-name="standard">
      <style:graphic-properties svg:stroke-color="#0066cc"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draw:textarea-horizontal-align="left" draw:auto-grow-height="true" draw:auto-grow-width="true" fo:min-height="0.827cm" fo:min-width="0cm"/>
    </style:style>
    <style:style style:name="gr12" style:family="graphic" style:parent-style-name="objectwithoutfill">
      <style:graphic-properties draw:stroke="solid" svg:stroke-width="0.1cm" svg:stroke-color="#dc2300" draw:marker-start-width="0.35cm" draw:marker-end-width="0.35cm" draw:fill="none" draw:textarea-vertical-align="middle" fo:padding-top="0.175cm" fo:padding-bottom="0.175cm" fo:padding-left="0.3cm" fo:padding-right="0.3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75cm" svg:height="5.025cm" svg:x="9.297cm" svg:y="7.937cm">
          <text:p text:style-name="P1">SV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4.175cm" svg:height="5.025cm" svg:x="3.86cm" svg:y="4.904cm">
          <text:p text:style-name="P1">Continuous</text:p>
          <text:p text:style-name="P1">integratio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9.297cm" svg:y1="9.879cm" svg:x2="7.598cm" svg:y2="8.302cm">
          <text:p/>
        </draw:line>
        <draw:custom-shape draw:style-name="gr1" draw:text-style-name="P1" draw:layer="layout" svg:width="4.175cm" svg:height="5.025cm" svg:x="3.836cm" svg:y="11.022cm">
          <text:p text:style-name="P1">Productio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0.098cm" svg:y1="11.384cm" svg:x2="7.986cm" svg:y2="13.812cm">
          <text:p/>
        </draw:line>
        <draw:custom-shape draw:style-name="gr3" draw:text-style-name="P1" draw:layer="layout" svg:width="1.383cm" svg:height="1.383cm" svg:x="16.337cm" svg:y="8.0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1.383cm" svg:height="1.383cm" svg:x="16.314cm" svg:y="9.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1.383cm" svg:height="1.383cm" svg:x="16.339cm" svg:y="11.8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 draw:text-style-name="P1" draw:layer="layout" svg:x1="13.496cm" svg:y1="10.486cm" svg:x2="15.972cm" svg:y2="10.462cm">
          <text:p/>
        </draw:line>
        <draw:frame draw:style-name="gr4" draw:layer="layout" svg:width="4.927cm" svg:height="1.925cm" svg:x="15.293cm" svg:y="13.641cm">
          <draw:text-box>
            <text:p>Developers</text:p>
          </draw:text-box>
        </draw:frame>
        <draw:custom-shape draw:style-name="gr1" draw:text-style-name="P1" draw:layer="layout" svg:width="4.175cm" svg:height="5.025cm" svg:x="8.716cm" svg:y="2.236cm">
          <text:p text:style-name="P1">Code review</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1.166cm" svg:y1="7.938cm" svg:x2="11.02cm" svg:y2="6.384cm">
          <text:p/>
        </draw:line>
        <draw:custom-shape draw:style-name="gr1" draw:text-style-name="P1" draw:layer="layout" svg:width="1.442cm" svg:height="1.735cm" svg:x="8.597cm" svg:y="18.066cm">
          <text:p text:style-name="P1">SV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44cm" svg:height="1.735cm" svg:x="6.722cm" svg:y="17.0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8.597cm" svg:y1="18.735cm" svg:x2="8.011cm" svg:y2="18.191cm">
          <text:p/>
        </draw:line>
        <draw:custom-shape draw:style-name="gr1" draw:text-style-name="P1" draw:layer="layout" svg:width="1.44cm" svg:height="1.734cm" svg:x="6.713cm" svg:y="19.1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8.874cm" svg:y1="19.255cm" svg:x2="8.145cm" svg:y2="20.093cm">
          <text:p/>
        </draw:line>
        <draw:custom-shape draw:style-name="gr3" draw:text-style-name="P1" draw:layer="layout" svg:width="0.48cm" svg:height="0.475cm" svg:x="11.026cm" svg:y="1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0.478cm" svg:height="0.478cm" svg:x="11.019cm" svg:y="18.7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0.478cm" svg:height="0.476cm" svg:x="11.028cm" svg:y="19.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 draw:text-style-name="P1" draw:layer="layout" svg:x1="10.047cm" svg:y1="18.945cm" svg:x2="10.901cm" svg:y2="18.937cm">
          <text:p/>
        </draw:line>
        <draw:custom-shape draw:style-name="gr1" draw:text-style-name="P1" draw:layer="layout" svg:width="1.44cm" svg:height="1.734cm" svg:x="8.398cm" svg:y="16.0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9.242cm" svg:y1="18.065cm" svg:x2="9.192cm" svg:y2="17.529cm">
          <text:p/>
        </draw:line>
        <draw:custom-shape draw:style-name="gr1" draw:text-style-name="P1" draw:layer="layout" svg:width="1.442cm" svg:height="1.735cm" svg:x="14.739cm" svg:y="18.041cm">
          <text:p text:style-name="P1">SV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44cm" svg:height="1.735cm" svg:x="12.864cm" svg:y="16.9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4.739cm" svg:y1="18.71cm" svg:x2="14.153cm" svg:y2="18.166cm">
          <text:p/>
        </draw:line>
        <draw:custom-shape draw:style-name="gr1" draw:text-style-name="P1" draw:layer="layout" svg:width="1.44cm" svg:height="1.734cm" svg:x="12.855cm" svg:y="19.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5.016cm" svg:y1="19.23cm" svg:x2="14.287cm" svg:y2="20.068cm">
          <text:p/>
        </draw:line>
        <draw:custom-shape draw:style-name="gr3" draw:text-style-name="P1" draw:layer="layout" svg:width="0.48cm" svg:height="0.475cm" svg:x="17.168cm" svg:y="18.07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0.478cm" svg:height="0.478cm" svg:x="17.161cm" svg:y="18.7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0.478cm" svg:height="0.476cm" svg:x="17.17cm" svg:y="19.38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 draw:text-style-name="P1" draw:layer="layout" svg:x1="16.189cm" svg:y1="18.92cm" svg:x2="17.043cm" svg:y2="18.912cm">
          <text:p/>
        </draw:line>
        <draw:custom-shape draw:style-name="gr1" draw:text-style-name="P1" draw:layer="layout" svg:width="1.44cm" svg:height="1.734cm" svg:x="14.54cm" svg:y="16.0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5.384cm" svg:y1="18.04cm" svg:x2="15.334cm" svg:y2="17.504cm">
          <text:p/>
        </draw:line>
        <draw:line draw:style-name="gr2" draw:text-style-name="P1" draw:layer="layout" svg:x1="10.972cm" svg:y1="11.554cm" svg:x2="10.195cm" svg:y2="15.656cm">
          <text:p/>
        </draw:line>
        <draw:line draw:style-name="gr2" draw:text-style-name="P1" draw:layer="layout" svg:x1="12.088cm" svg:y1="11.433cm" svg:x2="13.4cm" svg:y2="15.463cm">
          <text:p/>
        </draw:line>
        <draw:frame draw:style-name="gr5" draw:layer="layout" svg:width="5.993cm" svg:height="0.962cm" svg:x="6.949cm" svg:y="21.38cm">
          <draw:text-box>
            <text:p>Dependent projects</text:p>
          </draw:text-box>
        </draw:frame>
      </draw:page>
      <draw:page draw:name="page2" draw:style-name="dp1" draw:master-page-name="Default">
        <draw:custom-shape draw:style-name="gr1" draw:text-style-name="P1" draw:layer="layout" svg:width="4.175cm" svg:height="5.025cm" svg:x="3.86cm" svg:y="4.904cm">
          <text:p text:style-name="P1">Continuous</text:p>
          <text:p text:style-name="P1">integratio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9.27cm" svg:y1="9.517cm" svg:x2="7.598cm" svg:y2="8.302cm">
          <text:p/>
        </draw:line>
        <draw:custom-shape draw:style-name="gr1" draw:text-style-name="P1" draw:layer="layout" svg:width="4.175cm" svg:height="5.025cm" svg:x="3.836cm" svg:y="11.022cm">
          <text:p text:style-name="P1">Productio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draw:layer="layout" svg:width="1.383cm" svg:height="1.383cm" svg:x="16.337cm" svg:y="8.0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383cm" svg:height="1.383cm" svg:x="16.428cm" svg:y="10.9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383cm" svg:height="1.383cm" svg:x="16.453cm" svg:y="12.86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4.175cm" svg:height="5.025cm" svg:x="8.716cm" svg:y="2.236cm">
          <text:p text:style-name="P1">Code review</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1.166cm" svg:y1="7.938cm" svg:x2="11.02cm" svg:y2="6.384cm">
          <text:p/>
        </draw:line>
        <draw:custom-shape draw:style-name="gr1" draw:text-style-name="P1" draw:layer="layout" svg:width="1.442cm" svg:height="1.735cm" svg:x="8.597cm" svg:y="18.066cm">
          <text:p text:style-name="P1">SV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44cm" svg:height="1.735cm" svg:x="6.722cm" svg:y="17.0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8.597cm" svg:y1="18.735cm" svg:x2="8.011cm" svg:y2="18.191cm">
          <text:p/>
        </draw:line>
        <draw:custom-shape draw:style-name="gr1" draw:text-style-name="P1" draw:layer="layout" svg:width="1.44cm" svg:height="1.734cm" svg:x="6.713cm" svg:y="19.1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8.874cm" svg:y1="19.255cm" svg:x2="8.145cm" svg:y2="20.093cm">
          <text:p/>
        </draw:line>
        <draw:custom-shape draw:style-name="gr3" draw:text-style-name="P1" draw:layer="layout" svg:width="0.48cm" svg:height="0.475cm" svg:x="11.026cm" svg:y="1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0.478cm" svg:height="0.478cm" svg:x="11.019cm" svg:y="18.7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0.478cm" svg:height="0.476cm" svg:x="11.028cm" svg:y="19.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 draw:text-style-name="P1" draw:layer="layout" svg:x1="10.047cm" svg:y1="18.945cm" svg:x2="10.901cm" svg:y2="18.937cm">
          <text:p/>
        </draw:line>
        <draw:custom-shape draw:style-name="gr1" draw:text-style-name="P1" draw:layer="layout" svg:width="1.44cm" svg:height="1.734cm" svg:x="8.398cm" svg:y="16.0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9.242cm" svg:y1="18.065cm" svg:x2="9.192cm" svg:y2="17.529cm">
          <text:p/>
        </draw:line>
        <draw:custom-shape draw:style-name="gr1" draw:text-style-name="P1" draw:layer="layout" svg:width="1.442cm" svg:height="1.735cm" svg:x="14.739cm" svg:y="18.041cm">
          <text:p text:style-name="P1">SV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44cm" svg:height="1.735cm" svg:x="12.864cm" svg:y="16.9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4.739cm" svg:y1="18.71cm" svg:x2="14.153cm" svg:y2="18.166cm">
          <text:p/>
        </draw:line>
        <draw:custom-shape draw:style-name="gr1" draw:text-style-name="P1" draw:layer="layout" svg:width="1.44cm" svg:height="1.734cm" svg:x="12.855cm" svg:y="19.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5.016cm" svg:y1="19.23cm" svg:x2="14.287cm" svg:y2="20.068cm">
          <text:p/>
        </draw:line>
        <draw:custom-shape draw:style-name="gr3" draw:text-style-name="P1" draw:layer="layout" svg:width="0.48cm" svg:height="0.475cm" svg:x="17.168cm" svg:y="18.07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0.478cm" svg:height="0.478cm" svg:x="17.161cm" svg:y="18.7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0.478cm" svg:height="0.476cm" svg:x="17.17cm" svg:y="19.38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 draw:text-style-name="P1" draw:layer="layout" svg:x1="16.189cm" svg:y1="18.92cm" svg:x2="17.043cm" svg:y2="18.912cm">
          <text:p/>
        </draw:line>
        <draw:custom-shape draw:style-name="gr1" draw:text-style-name="P1" draw:layer="layout" svg:width="1.44cm" svg:height="1.734cm" svg:x="14.54cm" svg:y="16.0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5.384cm" svg:y1="18.04cm" svg:x2="15.334cm" svg:y2="17.504cm">
          <text:p/>
        </draw:line>
        <draw:custom-shape draw:style-name="gr7" draw:text-style-name="P1" draw:layer="layout" svg:width="4.175cm" svg:height="3.255cm" svg:x="9.299cm" svg:y="9.803cm">
          <text:p text:style-name="P1">Git</text:p>
          <draw:enhanced-geometry svg:viewBox="0 0 88 21600" draw:glue-points="44 ?f6 44 0 0 10800 44 21600 88 10800" draw:text-areas="0 ?f6 88 ?f3" draw:type="can" draw:modifiers="8182.224984462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4.175cm" svg:height="3.103cm" svg:x="9.297cm" svg:y="7.937cm">
          <text:p text:style-name="P1">SVN</text:p>
          <draw:enhanced-geometry svg:viewBox="0 0 88 21600" draw:glue-points="44 ?f6 44 0 0 10800 44 21600 88 10800" draw:text-areas="0 ?f6 88 ?f3" draw:mirror-horizontal="false" draw:mirror-vertical="false" draw:type="can" draw:modifiers="8449.235048678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0.774cm" svg:y1="10.698cm" svg:x2="10.195cm" svg:y2="15.656cm">
          <text:p/>
        </draw:line>
        <draw:line draw:style-name="gr2" draw:text-style-name="P1" draw:layer="layout" svg:x1="11.973cm" svg:y1="10.565cm" svg:x2="13.4cm" svg:y2="15.463cm">
          <text:p/>
        </draw:line>
        <draw:line draw:style-name="gr2" draw:text-style-name="P1" draw:layer="layout" svg:x1="9.974cm" svg:y1="10.622cm" svg:x2="8.071cm" svg:y2="12.696cm">
          <text:p/>
        </draw:line>
        <draw:line draw:style-name="gr2" draw:text-style-name="P1" draw:layer="layout" svg:x1="13.116cm" svg:y1="11.667cm" svg:x2="15.989cm" svg:y2="12.677cm">
          <text:p/>
        </draw:line>
        <draw:frame draw:style-name="gr5" draw:layer="layout" svg:width="3.702cm" svg:height="0.962cm" svg:x="15.343cm" svg:y="14.524cm">
          <draw:text-box>
            <text:p>Developers</text:p>
          </draw:text-box>
        </draw:frame>
        <draw:frame draw:style-name="gr5" draw:layer="layout" svg:width="3.597cm" svg:height="1.673cm" svg:x="15.323cm" svg:y="5.711cm">
          <draw:text-box>
            <text:p>Old school</text:p>
            <text:p>developers</text:p>
          </draw:text-box>
        </draw:frame>
        <draw:line draw:style-name="gr2" draw:text-style-name="P1" draw:layer="layout" svg:x1="13.496cm" svg:y1="9.555cm" svg:x2="16.027cm" svg:y2="9.003cm">
          <text:p/>
        </draw:line>
        <draw:custom-shape draw:style-name="gr8" draw:text-style-name="P1" draw:layer="layout" svg:width="0.926cm" svg:height="0.926cm" svg:x="11.086cm" svg:y="10.37cm">
          <text:p/>
          <draw:enhanced-geometry svg:viewBox="0 0 21600 21600" draw:text-areas="0 0 21600 21600" draw:mirror-horizontal="true" draw:mirror-vertical="fals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1" draw:layer="layout" svg:width="0.926cm" svg:height="0.926cm" svg:x="11.066cm" svg:y="10.432cm">
          <text:p/>
          <draw:enhanced-geometry svg:viewBox="0 0 21600 21600" draw:text-areas="0 0 21600 21600" draw:mirror-vertical="true" draw:mirror-horizontal="fals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 draw:layer="layout" svg:width="5.993cm" svg:height="0.962cm" svg:x="7.029cm" svg:y="21.488cm">
          <draw:text-box>
            <text:p>Dependent projects</text:p>
          </draw:text-box>
        </draw:frame>
      </draw:page>
      <draw:page draw:name="page3" draw:style-name="dp1" draw:master-page-name="Default">
        <draw:custom-shape draw:style-name="gr1" draw:text-style-name="P1" draw:layer="layout" svg:width="4.175cm" svg:height="5.025cm" svg:x="3.861cm" svg:y="4.904cm">
          <text:p text:style-name="P1">Continuous</text:p>
          <text:p text:style-name="P1">integratio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9.271cm" svg:y1="9.517cm" svg:x2="7.599cm" svg:y2="8.302cm">
          <text:p/>
        </draw:line>
        <draw:custom-shape draw:style-name="gr1" draw:text-style-name="P1" draw:layer="layout" svg:width="4.175cm" svg:height="5.025cm" svg:x="3.837cm" svg:y="11.022cm">
          <text:p text:style-name="P1">Productio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draw:layer="layout" svg:width="1.383cm" svg:height="1.383cm" svg:x="16.338cm" svg:y="8.0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383cm" svg:height="1.383cm" svg:x="16.429cm" svg:y="10.9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383cm" svg:height="1.383cm" svg:x="16.454cm" svg:y="12.86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1" draw:layer="layout" svg:width="4.175cm" svg:height="5.025cm" svg:x="8.717cm" svg:y="2.236cm">
          <text:p text:style-name="P1">Code review</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1.167cm" svg:y1="7.938cm" svg:x2="11.021cm" svg:y2="6.384cm">
          <text:p/>
        </draw:line>
        <draw:custom-shape draw:style-name="gr1" draw:text-style-name="P1" draw:layer="layout" svg:width="1.44cm" svg:height="1.735cm" svg:x="6.723cm" svg:y="17.0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8.598cm" svg:y1="18.735cm" svg:x2="8.012cm" svg:y2="18.191cm">
          <text:p/>
        </draw:line>
        <draw:custom-shape draw:style-name="gr1" draw:text-style-name="P1" draw:layer="layout" svg:width="1.44cm" svg:height="1.734cm" svg:x="6.714cm" svg:y="19.1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8.875cm" svg:y1="19.255cm" svg:x2="8.146cm" svg:y2="20.093cm">
          <text:p/>
        </draw:line>
        <draw:custom-shape draw:style-name="gr3" draw:text-style-name="P1" draw:layer="layout" svg:width="0.48cm" svg:height="0.475cm" svg:x="11.027cm" svg:y="1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0.478cm" svg:height="0.478cm" svg:x="11.02cm" svg:y="18.7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0.478cm" svg:height="0.476cm" svg:x="11.029cm" svg:y="19.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 draw:text-style-name="P1" draw:layer="layout" svg:x1="10.048cm" svg:y1="18.945cm" svg:x2="10.902cm" svg:y2="18.937cm">
          <text:p/>
        </draw:line>
        <draw:custom-shape draw:style-name="gr1" draw:text-style-name="P1" draw:layer="layout" svg:width="1.44cm" svg:height="1.734cm" svg:x="8.399cm" svg:y="16.0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9.243cm" svg:y1="18.065cm" svg:x2="9.193cm" svg:y2="17.529cm">
          <text:p/>
        </draw:line>
        <draw:custom-shape draw:style-name="gr1" draw:text-style-name="P1" draw:layer="layout" svg:width="1.44cm" svg:height="1.735cm" svg:x="12.865cm" svg:y="16.9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4.74cm" svg:y1="18.71cm" svg:x2="14.154cm" svg:y2="18.166cm">
          <text:p/>
        </draw:line>
        <draw:custom-shape draw:style-name="gr1" draw:text-style-name="P1" draw:layer="layout" svg:width="1.44cm" svg:height="1.734cm" svg:x="12.856cm" svg:y="19.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5.017cm" svg:y1="19.23cm" svg:x2="14.288cm" svg:y2="20.068cm">
          <text:p/>
        </draw:line>
        <draw:custom-shape draw:style-name="gr3" draw:text-style-name="P1" draw:layer="layout" svg:width="0.48cm" svg:height="0.475cm" svg:x="17.169cm" svg:y="18.07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0.478cm" svg:height="0.478cm" svg:x="17.162cm" svg:y="18.7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0.478cm" svg:height="0.476cm" svg:x="17.171cm" svg:y="19.38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 draw:text-style-name="P1" draw:layer="layout" svg:x1="16.19cm" svg:y1="18.92cm" svg:x2="17.044cm" svg:y2="18.912cm">
          <text:p/>
        </draw:line>
        <draw:custom-shape draw:style-name="gr1" draw:text-style-name="P1" draw:layer="layout" svg:width="1.44cm" svg:height="1.734cm" svg:x="14.541cm" svg:y="16.0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5.385cm" svg:y1="18.04cm" svg:x2="15.335cm" svg:y2="17.504cm">
          <text:p/>
        </draw:line>
        <draw:custom-shape draw:style-name="gr7" draw:text-style-name="P1" draw:layer="layout" svg:width="4.175cm" svg:height="3.255cm" svg:x="9.3cm" svg:y="9.803cm">
          <text:p text:style-name="P1">Git</text:p>
          <draw:enhanced-geometry svg:viewBox="0 0 88 21600" draw:glue-points="44 ?f6 44 0 0 10800 44 21600 88 10800" draw:text-areas="0 ?f6 88 ?f3" draw:type="can" draw:modifiers="8182.224984462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4.175cm" svg:height="3.103cm" svg:x="9.298cm" svg:y="7.937cm">
          <text:p text:style-name="P1">SVN</text:p>
          <draw:enhanced-geometry svg:viewBox="0 0 88 21600" draw:glue-points="44 ?f6 44 0 0 10800 44 21600 88 10800" draw:text-areas="0 ?f6 88 ?f3" draw:mirror-horizontal="false" draw:mirror-vertical="false" draw:type="can" draw:modifiers="8449.235048678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0.775cm" svg:y1="10.698cm" svg:x2="10.196cm" svg:y2="15.656cm">
          <text:p/>
        </draw:line>
        <draw:line draw:style-name="gr2" draw:text-style-name="P1" draw:layer="layout" svg:x1="11.974cm" svg:y1="10.565cm" svg:x2="13.401cm" svg:y2="15.463cm">
          <text:p/>
        </draw:line>
        <draw:line draw:style-name="gr2" draw:text-style-name="P1" draw:layer="layout" svg:x1="9.975cm" svg:y1="10.622cm" svg:x2="8.072cm" svg:y2="12.696cm">
          <text:p/>
        </draw:line>
        <draw:line draw:style-name="gr2" draw:text-style-name="P1" draw:layer="layout" svg:x1="13.117cm" svg:y1="11.667cm" svg:x2="15.99cm" svg:y2="12.677cm">
          <text:p/>
        </draw:line>
        <draw:frame draw:style-name="gr5" draw:layer="layout" svg:width="3.702cm" svg:height="0.962cm" svg:x="15.344cm" svg:y="14.524cm">
          <draw:text-box>
            <text:p>Developers</text:p>
          </draw:text-box>
        </draw:frame>
        <draw:frame draw:style-name="gr5" draw:layer="layout" svg:width="3.597cm" svg:height="1.673cm" svg:x="15.324cm" svg:y="5.711cm">
          <draw:text-box>
            <text:p>Old school</text:p>
            <text:p>developers</text:p>
          </draw:text-box>
        </draw:frame>
        <draw:line draw:style-name="gr2" draw:text-style-name="P1" draw:layer="layout" svg:x1="13.497cm" svg:y1="9.555cm" svg:x2="16.028cm" svg:y2="9.003cm">
          <text:p/>
        </draw:line>
        <draw:custom-shape draw:style-name="gr8" draw:text-style-name="P1" draw:layer="layout" svg:width="0.926cm" svg:height="0.926cm" svg:x="11.087cm" svg:y="10.37cm">
          <text:p/>
          <draw:enhanced-geometry svg:viewBox="0 0 21600 21600" draw:text-areas="0 0 21600 21600" draw:mirror-horizontal="true" draw:mirror-vertical="fals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1" draw:layer="layout" svg:width="0.926cm" svg:height="0.926cm" svg:x="11.067cm" svg:y="10.432cm">
          <text:p/>
          <draw:enhanced-geometry svg:viewBox="0 0 21600 21600" draw:text-areas="0 0 21600 21600" draw:mirror-vertical="true" draw:mirror-horizontal="fals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 draw:layer="layout" svg:width="5.993cm" svg:height="0.962cm" svg:x="7.03cm" svg:y="21.488cm">
          <draw:text-box>
            <text:p>Dependent projects</text:p>
          </draw:text-box>
        </draw:frame>
        <draw:custom-shape draw:style-name="gr7" draw:text-style-name="P1" draw:layer="layout" svg:width="1.478cm" svg:height="1.153cm" svg:x="8.646cm" svg:y="18.795cm">
          <text:p text:style-name="P1">Git</text:p>
          <draw:enhanced-geometry svg:viewBox="0 0 88 21600" draw:glue-points="44 ?f6 44 0 0 10800 44 21600 88 10800" draw:text-areas="0 ?f6 88 ?f3" draw:type="can" draw:modifiers="8182.224984462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478cm" svg:height="1.099cm" svg:x="8.645cm" svg:y="18.135cm">
          <text:p text:style-name="P1">SVN</text:p>
          <draw:enhanced-geometry svg:viewBox="0 0 88 21600" draw:glue-points="44 ?f6 44 0 0 10800 44 21600 88 10800" draw:text-areas="0 ?f6 88 ?f3" draw:mirror-horizontal="false" draw:mirror-vertical="false" draw:type="can" draw:modifiers="8449.235048678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0.327cm" svg:height="0.328cm" svg:x="9.278cm" svg:y="18.996cm">
          <text:p/>
          <draw:enhanced-geometry svg:viewBox="0 0 21600 21600" draw:text-areas="0 0 21600 21600" draw:mirror-horizontal="true" draw:mirror-vertical="fals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1" draw:layer="layout" svg:width="0.328cm" svg:height="0.328cm" svg:x="9.271cm" svg:y="19.018cm">
          <text:p/>
          <draw:enhanced-geometry svg:viewBox="0 0 21600 21600" draw:text-areas="0 0 21600 21600" draw:mirror-vertical="true" draw:mirror-horizontal="fals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 draw:layer="layout" svg:width="1.478cm" svg:height="1.153cm" svg:x="14.682cm" svg:y="18.678cm">
          <text:p text:style-name="P1">Git</text:p>
          <draw:enhanced-geometry svg:viewBox="0 0 88 21600" draw:glue-points="44 ?f6 44 0 0 10800 44 21600 88 10800" draw:text-areas="0 ?f6 88 ?f3" draw:type="can" draw:modifiers="8182.224984462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478cm" svg:height="1.099cm" svg:x="14.681cm" svg:y="18.018cm">
          <text:p text:style-name="P1">SVN</text:p>
          <draw:enhanced-geometry svg:viewBox="0 0 88 21600" draw:glue-points="44 ?f6 44 0 0 10800 44 21600 88 10800" draw:text-areas="0 ?f6 88 ?f3" draw:mirror-horizontal="false" draw:mirror-vertical="false" draw:type="can" draw:modifiers="8449.235048678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draw:layer="layout" svg:width="0.327cm" svg:height="0.328cm" svg:x="15.314cm" svg:y="18.879cm">
          <text:p/>
          <draw:enhanced-geometry svg:viewBox="0 0 21600 21600" draw:text-areas="0 0 21600 21600" draw:mirror-horizontal="true" draw:mirror-vertical="fals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 draw:text-style-name="P1" draw:layer="layout" svg:width="0.328cm" svg:height="0.328cm" svg:x="15.307cm" svg:y="18.901cm">
          <text:p/>
          <draw:enhanced-geometry svg:viewBox="0 0 21600 21600" draw:text-areas="0 0 21600 21600" draw:mirror-vertical="true" draw:mirror-horizontal="false"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ge>
      <draw:page draw:name="page4" draw:style-name="dp1" draw:master-page-name="Default">
        <draw:custom-shape draw:style-name="gr7" draw:text-style-name="P1" draw:layer="layout" svg:width="4.175cm" svg:height="5.025cm" svg:x="9.297cm" svg:y="7.937cm">
          <text:p text:style-name="P1">Gi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4.175cm" svg:height="5.025cm" svg:x="3.86cm" svg:y="4.904cm">
          <text:p text:style-name="P1">Continuous</text:p>
          <text:p text:style-name="P1">integratio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4.175cm" svg:height="5.025cm" svg:x="3.836cm" svg:y="11.022cm">
          <text:p text:style-name="P1">Productio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draw:layer="layout" svg:width="1.383cm" svg:height="1.383cm" svg:x="16.337cm" svg:y="7.0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383cm" svg:height="1.383cm" svg:x="16.314cm" svg:y="9.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383cm" svg:height="1.383cm" svg:x="16.339cm" svg:y="11.82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 draw:text-style-name="P1" draw:layer="layout" svg:x1="13.47cm" svg:y1="11.574cm" svg:x2="15.946cm" svg:y2="11.55cm">
          <text:p/>
        </draw:line>
        <draw:custom-shape draw:style-name="gr1" draw:text-style-name="P1" draw:layer="layout" svg:width="4.175cm" svg:height="5.025cm" svg:x="8.716cm" svg:y="2.236cm">
          <text:p text:style-name="P1">Code review</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442cm" svg:height="1.735cm" svg:x="8.597cm" svg:y="18.066cm">
          <text:p text:style-name="P1">SV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44cm" svg:height="1.735cm" svg:x="6.722cm" svg:y="17.0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8.597cm" svg:y1="18.735cm" svg:x2="8.011cm" svg:y2="18.191cm">
          <text:p/>
        </draw:line>
        <draw:custom-shape draw:style-name="gr1" draw:text-style-name="P1" draw:layer="layout" svg:width="1.44cm" svg:height="1.734cm" svg:x="6.713cm" svg:y="19.1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8.874cm" svg:y1="19.255cm" svg:x2="8.145cm" svg:y2="20.093cm">
          <text:p/>
        </draw:line>
        <draw:custom-shape draw:style-name="gr3" draw:text-style-name="P1" draw:layer="layout" svg:width="0.48cm" svg:height="0.475cm" svg:x="11.026cm" svg:y="18.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0.478cm" svg:height="0.478cm" svg:x="11.019cm" svg:y="18.7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0.478cm" svg:height="0.476cm" svg:x="11.028cm" svg:y="19.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 draw:text-style-name="P1" draw:layer="layout" svg:x1="10.047cm" svg:y1="18.945cm" svg:x2="10.901cm" svg:y2="18.937cm">
          <text:p/>
        </draw:line>
        <draw:custom-shape draw:style-name="gr1" draw:text-style-name="P1" draw:layer="layout" svg:width="1.44cm" svg:height="1.734cm" svg:x="8.398cm" svg:y="16.0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9.242cm" svg:y1="18.065cm" svg:x2="9.192cm" svg:y2="17.529cm">
          <text:p/>
        </draw:line>
        <draw:custom-shape draw:style-name="gr1" draw:text-style-name="P1" draw:layer="layout" svg:width="1.442cm" svg:height="1.735cm" svg:x="14.739cm" svg:y="18.041cm">
          <text:p text:style-name="P1">SV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draw:layer="layout" svg:width="1.44cm" svg:height="1.735cm" svg:x="12.864cm" svg:y="16.9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4.739cm" svg:y1="18.71cm" svg:x2="14.153cm" svg:y2="18.166cm">
          <text:p/>
        </draw:line>
        <draw:custom-shape draw:style-name="gr1" draw:text-style-name="P1" draw:layer="layout" svg:width="1.44cm" svg:height="1.734cm" svg:x="12.855cm" svg:y="19.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5.016cm" svg:y1="19.23cm" svg:x2="14.287cm" svg:y2="20.068cm">
          <text:p/>
        </draw:line>
        <draw:custom-shape draw:style-name="gr3" draw:text-style-name="P1" draw:layer="layout" svg:width="0.48cm" svg:height="0.475cm" svg:x="17.168cm" svg:y="18.07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0.478cm" svg:height="0.478cm" svg:x="17.161cm" svg:y="18.7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1" draw:layer="layout" svg:width="0.478cm" svg:height="0.476cm" svg:x="17.17cm" svg:y="19.38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 draw:text-style-name="P1" draw:layer="layout" svg:x1="16.189cm" svg:y1="18.92cm" svg:x2="17.043cm" svg:y2="18.912cm">
          <text:p/>
        </draw:line>
        <draw:custom-shape draw:style-name="gr1" draw:text-style-name="P1" draw:layer="layout" svg:width="1.44cm" svg:height="1.734cm" svg:x="14.54cm" svg:y="16.07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5.384cm" svg:y1="18.04cm" svg:x2="15.334cm" svg:y2="17.504cm">
          <text:p/>
        </draw:line>
        <draw:frame draw:style-name="gr5" draw:layer="layout" svg:width="5.993cm" svg:height="0.962cm" svg:x="6.949cm" svg:y="21.38cm">
          <draw:text-box>
            <text:p>Dependent projects</text:p>
          </draw:text-box>
        </draw:frame>
        <draw:frame draw:style-name="gr5" draw:layer="layout" svg:width="0.853cm" svg:height="0.962cm" svg:x="8.207cm" svg:y="12.149cm">
          <draw:text-box>
            <text:p>?</text:p>
          </draw:text-box>
        </draw:frame>
        <draw:frame draw:style-name="gr5" draw:layer="layout" svg:width="0.853cm" svg:height="0.962cm" svg:x="9.341cm" svg:y="13.931cm">
          <draw:text-box>
            <text:p>?</text:p>
          </draw:text-box>
        </draw:frame>
        <draw:frame draw:style-name="gr5" draw:layer="layout" svg:width="0.853cm" svg:height="0.962cm" svg:x="12.851cm" svg:y="14.147cm">
          <draw:text-box>
            <text:p>?</text:p>
          </draw:text-box>
        </draw:frame>
        <draw:frame draw:style-name="gr5" draw:layer="layout" svg:width="0.853cm" svg:height="0.962cm" svg:x="8.369cm" svg:y="7.775cm">
          <draw:text-box>
            <text:p>?</text:p>
          </draw:text-box>
        </draw:frame>
        <draw:frame draw:style-name="gr5" draw:layer="layout" svg:width="0.853cm" svg:height="0.962cm" svg:x="10.583cm" svg:y="7.289cm">
          <draw:text-box>
            <text:p>?</text:p>
          </draw:text-box>
        </draw:frame>
        <draw:custom-shape draw:style-name="gr10" draw:text-style-name="P1" draw:layer="layout" svg:width="2.646cm" svg:height="1.838cm" svg:x="16.772cm" svg:y="4.171cm">
          <text:p text:style-name="P1">?</text:p>
          <draw:enhanced-geometry svg:viewBox="0 0 21600 21600" draw:text-areas="3000 3320 17110 17330" draw:type="cloud-callout" draw:modifiers="2856.06346807707 33063.62153344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1" draw:layer="layout" svg:width="3.702cm" svg:height="1.077cm" svg:x="14.754cm" svg:y="13.767cm">
          <draw:text-box>
            <text:p>Developers</text:p>
          </draw:text-box>
        </draw:frame>
        <draw:line draw:style-name="gr12" draw:text-style-name="P1" draw:layer="layout" svg:x1="17.041cm" svg:y1="2.781cm" svg:x2="5.516cm" svg:y2="20.135cm">
          <text:p/>
        </draw:line>
        <draw:line draw:style-name="gr12" draw:text-style-name="P1" draw:layer="layout" svg:x1="17.042cm" svg:y1="2.781cm" svg:x2="5.517cm" svg:y2="20.135cm">
          <text:p/>
        </draw:line>
        <draw:line draw:style-name="gr12" draw:text-style-name="P1" draw:layer="layout" svg:x1="5.83cm" svg:y1="2.736cm" svg:x2="17.355cm" svg:y2="20.0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9-19T20:55:39</meta:creation-date>
    <dc:date>2012-09-19T22:23:02</dc:date>
    <meta:editing-duration>PT1H11M20S</meta:editing-duration>
    <meta:editing-cycles>3</meta:editing-cycles>
    <meta:generator>LibreOffice/3.4$Unix LibreOffice_project/340m1$Build-602</meta:generator>
    <meta:document-statistic meta:object-count="168"/>
  </office:meta>
</office:document-meta>
</file>